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921b" officeooo:paragraph-rsid="000b921b"/>
    </style:style>
    <style:style style:name="P2" style:family="paragraph" style:parent-style-name="Text_20_body">
      <style:text-properties fo:font-size="12pt" officeooo:rsid="0009e74a" officeooo:paragraph-rsid="0009e74a" style:font-size-asian="12pt" style:font-size-complex="12pt"/>
    </style:style>
    <style:style style:name="P3" style:family="paragraph" style:parent-style-name="Text_20_body" style:list-style-name="L1">
      <style:text-properties fo:font-size="12pt" officeooo:rsid="000be66b" officeooo:paragraph-rsid="000be66b" style:font-size-asian="12pt" style:font-size-complex="12pt"/>
    </style:style>
    <style:style style:name="P4" style:family="paragraph" style:parent-style-name="Text_20_body" style:list-style-name="L1">
      <style:text-properties fo:font-size="12pt" officeooo:paragraph-rsid="000b921b" style:font-size-asian="12pt" style:font-size-complex="12pt"/>
    </style:style>
    <style:style style:name="P5" style:family="paragraph" style:parent-style-name="Text_20_body" style:list-style-name="L1">
      <style:text-properties fo:font-size="12pt" officeooo:rsid="000d5240" officeooo:paragraph-rsid="000d5240" style:font-size-asian="12pt" style:font-size-complex="12pt"/>
    </style:style>
    <style:style style:name="P6" style:family="paragraph" style:parent-style-name="Text_20_body" style:list-style-name="L1">
      <style:text-properties fo:font-size="12pt" officeooo:rsid="0010acd5" officeooo:paragraph-rsid="0010acd5" style:font-size-asian="12pt" style:font-size-complex="12pt"/>
    </style:style>
    <style:style style:name="P7" style:family="paragraph" style:parent-style-name="Text_20_body">
      <style:text-properties fo:font-size="12pt" officeooo:rsid="0009e74a" officeooo:paragraph-rsid="0009e74a" style:font-size-asian="12pt" style:font-size-complex="12pt"/>
    </style:style>
    <style:style style:name="P8" style:family="paragraph" style:parent-style-name="Text_20_body">
      <style:text-properties fo:font-size="12pt" officeooo:rsid="0013db16" officeooo:paragraph-rsid="0013db16" style:font-size-asian="12pt" style:font-size-complex="12pt"/>
    </style:style>
    <style:style style:name="P9" style:family="paragraph" style:parent-style-name="Text_20_body" style:list-style-name="L1">
      <style:text-properties fo:font-variant="normal" fo:text-transform="none" fo:color="#202124" style:font-name="Roboto" fo:font-size="12pt" fo:letter-spacing="normal" fo:font-style="normal" fo:font-weight="normal" officeooo:rsid="000be66b" officeooo:paragraph-rsid="000b921b" style:font-size-asian="12pt" style:font-size-complex="12pt"/>
    </style:style>
    <style:style style:name="P10" style:family="paragraph" style:parent-style-name="Text_20_body" style:list-style-name="L1">
      <style:text-properties fo:font-variant="normal" fo:text-transform="none" fo:color="#202124" style:font-name="Roboto" fo:font-size="12pt" fo:letter-spacing="normal" fo:font-style="normal" fo:font-weight="normal" officeooo:rsid="000be66b" officeooo:paragraph-rsid="000be66b" style:font-size-asian="12pt" style:font-size-complex="12pt"/>
    </style:style>
    <style:style style:name="P11" style:family="paragraph" style:parent-style-name="Text_20_body" style:list-style-name="L1">
      <style:text-properties fo:font-variant="normal" fo:text-transform="none" fo:color="#202124" style:font-name="Roboto" fo:font-size="12pt" fo:letter-spacing="normal" fo:font-style="normal" fo:font-weight="normal" officeooo:rsid="000be66b" officeooo:paragraph-rsid="000d5240" style:font-size-asian="12pt" style:font-size-complex="12pt"/>
    </style:style>
    <style:style style:name="P12" style:family="paragraph" style:parent-style-name="Text_20_body" style:list-style-name="L1">
      <style:text-properties fo:font-variant="normal" fo:text-transform="none" fo:color="#202124" style:font-name="Roboto" fo:font-size="12pt" fo:letter-spacing="normal" fo:font-style="normal" fo:font-weight="normal" officeooo:rsid="000d5240" officeooo:paragraph-rsid="000d5240" style:font-size-asian="12pt" style:font-size-complex="12pt"/>
    </style:style>
    <style:style style:name="P13" style:family="paragraph" style:parent-style-name="Text_20_body" style:list-style-name="L1">
      <style:text-properties fo:font-variant="normal" fo:text-transform="none" fo:color="#202124" style:font-name="Roboto" fo:font-size="12pt" fo:letter-spacing="normal" fo:font-style="normal" fo:font-weight="normal" officeooo:rsid="0010acd5" officeooo:paragraph-rsid="0010acd5" style:font-size-asian="12pt" style:font-size-complex="12pt"/>
    </style:style>
    <style:style style:name="P14" style:family="paragraph" style:parent-style-name="Text_20_body" style:list-style-name="L1">
      <style:text-properties fo:font-variant="normal" fo:text-transform="none" fo:color="#202124" style:font-name="Roboto" fo:font-size="12pt" fo:letter-spacing="normal" fo:font-style="normal" fo:font-weight="normal" officeooo:rsid="001381de" officeooo:paragraph-rsid="001381de" style:font-size-asian="12pt" style:font-size-complex="12pt"/>
    </style:style>
    <style:style style:name="P15" style:family="paragraph" style:parent-style-name="Text_20_body">
      <style:text-properties fo:font-variant="normal" fo:text-transform="none" fo:color="#202124" style:font-name="Roboto" fo:font-size="12pt" fo:letter-spacing="normal" fo:font-style="normal" fo:font-weight="normal" officeooo:rsid="001381de" officeooo:paragraph-rsid="001381de" style:font-size-asian="12pt" style:font-size-complex="12pt"/>
    </style:style>
    <style:style style:name="T1" style:family="text">
      <style:text-properties fo:font-variant="normal" fo:text-transform="none" fo:color="#202124" style:font-name="Roboto" fo:letter-spacing="normal" fo:font-style="normal" fo:font-weight="normal"/>
    </style:style>
    <style:style style:name="T2" style:family="text">
      <style:text-properties fo:font-variant="normal" fo:text-transform="none" fo:color="#202124" style:font-name="Roboto" fo:letter-spacing="normal" fo:font-style="normal" fo:font-weight="normal" officeooo:rsid="000be66b"/>
    </style:style>
    <style:style style:name="T3" style:family="text">
      <style:text-properties fo:font-variant="normal" fo:text-transform="none" fo:color="#202124" style:font-name="Roboto" fo:letter-spacing="normal" fo:font-style="normal" fo:font-weight="normal" officeooo:rsid="000b921b"/>
    </style:style>
    <style:style style:name="T4" style:family="text">
      <style:text-properties fo:font-variant="normal" fo:text-transform="none" fo:color="#202124" style:font-name="Roboto" fo:letter-spacing="normal" fo:font-style="normal" fo:font-weight="normal" officeooo:rsid="000f18a8"/>
    </style:style>
    <style:style style:name="T5" style:family="text">
      <style:text-properties officeooo:rsid="0013db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:</text:p>
      <text:list xml:id="list2810937308" text:style-name="L1">
        <text:list-item>
          <text:p text:style-name="P3"><text:s/>git clone link: for cloning master branch.</text:p>
        </text:list-item>
        <text:list-item>
          <text:p text:style-name="P4"><text:span text:style-name="T1">git clone -b v1.0.0 link :</text:span><text:span text:style-name="T3">for cloning from a particular branch.</text:span></text:p>
        </text:list-item>
        <text:list-item>
          <text:p text:style-name="P9">git checkout branch_name :to switch to any other branch.</text:p>
        </text:list-item>
        <text:list-item>
          <text:p text:style-name="P5"><text:span text:style-name="T2">g</text:span><text:span text:style-name="T1">it branch: for knowing which branch you are currently in.</text:span></text:p>
        </text:list-item>
        <text:list-item>
          <text:p text:style-name="P12">Git status: for checking what is the status of working tree whether there is anything pending to add or commit.</text:p>
        </text:list-item>
        <text:list-item>
          <text:p text:style-name="P12">Git add . :</text:p>
        </text:list-item>
        <text:list-item>
          <text:p text:style-name="P12">git commit -m “your_msg” :</text:p>
        </text:list-item>
        <text:list-item>
          <text:p text:style-name="P10">git checkout -b branch_name : this will create a new if no branch of this name exist and switch to that branch if exist then simply it will switch.</text:p>
        </text:list-item>
        <text:list-item>
          <text:p text:style-name="P11">git push origin branch_name: for pushing code to remote repo in that particular branch. </text:p>
          <text:p text:style-name="P11">NOTE:before pushing always do git pull to avoid conflicts.</text:p>
          <text:p text:style-name="P10">And before git pull always do add and commit else you will lose your modification.</text:p>
        </text:list-item>
        <text:list-item>
          <text:p text:style-name="P3"><text:span text:style-name="T1">git pull </text:span><text:span text:style-name="T4">origin branch_name: for pulling from that particular branch</text:span></text:p>
        </text:list-item>
        <text:list-item>
          <text:p text:style-name="P6"><text:span text:style-name="T4">g</text:span><text:span text:style-name="T1">it diff: to check before commiting what it was before and what has been modified.+ reperesents added codes and – represent deleted codes.</text:span></text:p>
        </text:list-item>
        <text:list-item>
          <text:p text:style-name="P13">Git stash: if you want to remove the modification before commiting, this can be said as opposite of add.</text:p>
        </text:list-item>
        <text:list-item>
          <text:p text:style-name="P14">Git init</text:p>
        </text:list-item>
      </text:list>
      <text:p text:style-name="P15"/>
      <text:p text:style-name="P2"/>
      <text:p text:style-name="P2"/>
      <text:p text:style-name="P2"/>
      <text:p text:style-name="P8">public token access for Github(rajiv-msdian)</text:p>
      <text:p text:style-name="P2">ghp_CallcDjmIsrxWCr7a6QWC34B6pNkAl3Poe7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7:34:19.101726090</meta:creation-date>
    <dc:date>2023-05-08T18:59:42.292817577</dc:date>
    <meta:editing-duration>PT3H47M5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07" meta:character-count="1188" meta:non-whitespace-character-count="1009"/>
  </office:meta>
</office:document-meta>
</file>